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4.458531">
            <text:p>4.458531</text:p>
          </table:table-cell>
          <table:table-cell>
            <draw:frame table:end-cell-address="Sheet1.I22" table:end-x="0.1154in" table:end-y="0.1102in" draw:z-index="0" draw:style-name="gr1" svg:width="6.2988in" svg:height="3.5429in" svg:x="0.0398in" svg:y="0.0394in">
              <draw:object draw:notify-on-update-of-ranges="Sheet1.A1:Sheet1.A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.70736">
            <text:p>10.70736</text:p>
          </table:table-cell>
          <table:table-cell/>
        </table:table-row>
        <table:table-row table:style-name="ro1">
          <table:table-cell office:value-type="float" office:value="18.088108">
            <text:p>18.088108</text:p>
          </table:table-cell>
          <table:table-cell/>
        </table:table-row>
        <table:table-row table:style-name="ro1">
          <table:table-cell office:value-type="float" office:value="27.855123">
            <text:p>27.855123</text:p>
          </table:table-cell>
          <table:table-cell/>
        </table:table-row>
        <table:table-row table:style-name="ro1">
          <table:table-cell office:value-type="float" office:value="39.806315">
            <text:p>39.806315</text:p>
          </table:table-cell>
          <table:table-cell/>
        </table:table-row>
        <table:table-row table:style-name="ro1">
          <table:table-cell office:value-type="float" office:value="56.283936">
            <text:p>56.283936</text:p>
          </table:table-cell>
          <table:table-cell/>
        </table:table-row>
        <table:table-row table:style-name="ro1">
          <table:table-cell office:value-type="float" office:value="78.208492">
            <text:p>78.208492</text:p>
          </table:table-cell>
          <table:table-cell/>
        </table:table-row>
        <table:table-row table:style-name="ro1">
          <table:table-cell office:value-type="float" office:value="105.53114">
            <text:p>105.53114</text:p>
          </table:table-cell>
          <table:table-cell/>
        </table:table-row>
        <table:table-row table:style-name="ro1">
          <table:table-cell office:value-type="float" office:value="145.09498">
            <text:p>145.09498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/>
          <table:table-cell>
            <draw:frame table:end-cell-address="Sheet2.I22" table:end-x="0.1154in" table:end-y="0.1102in" draw:z-index="0" draw:style-name="gr1" svg:width="6.2988in" svg:height="3.5429in" svg:x="0.0398in" svg:y="0.0394in">
              <draw:object draw:notify-on-update-of-ranges="Sheet2.A1:Sheet2.A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5.258699">
            <text:p>5.258699</text:p>
          </table:table-cell>
          <table:table-cell/>
        </table:table-row>
        <table:table-row table:style-name="ro1">
          <table:table-cell office:value-type="float" office:value="12.697826">
            <text:p>12.697826</text:p>
          </table:table-cell>
          <table:table-cell/>
        </table:table-row>
        <table:table-row table:style-name="ro1">
          <table:table-cell office:value-type="float" office:value="20.807175">
            <text:p>20.807175</text:p>
          </table:table-cell>
          <table:table-cell/>
        </table:table-row>
        <table:table-row table:style-name="ro1">
          <table:table-cell office:value-type="float" office:value="32.260637">
            <text:p>32.260637</text:p>
          </table:table-cell>
          <table:table-cell/>
        </table:table-row>
        <table:table-row table:style-name="ro1">
          <table:table-cell office:value-type="float" office:value="46.17175">
            <text:p>46.17175</text:p>
          </table:table-cell>
          <table:table-cell/>
        </table:table-row>
        <table:table-row table:style-name="ro1">
          <table:table-cell office:value-type="float" office:value="62.928407">
            <text:p>62.928407</text:p>
          </table:table-cell>
          <table:table-cell/>
        </table:table-row>
        <table:table-row table:style-name="ro1">
          <table:table-cell office:value-type="float" office:value="83.434113">
            <text:p>83.434113</text:p>
          </table:table-cell>
          <table:table-cell/>
        </table:table-row>
        <table:table-row table:style-name="ro1">
          <table:table-cell office:value-type="float" office:value="110.447151">
            <text:p>110.447151</text:p>
          </table:table-cell>
          <table:table-cell/>
        </table:table-row>
        <table:table-row table:style-name="ro1">
          <table:table-cell office:value-type="float" office:value="142.693447">
            <text:p>142.693447</text:p>
          </table:table-cell>
          <table:table-cell/>
        </table:table-row>
        <table:table-row table:style-name="ro1">
          <table:table-cell office:value-type="float" office:value="180.060866">
            <text:p>180.060866</text:p>
          </table:table-cell>
          <table:table-cell/>
        </table:table-row>
        <table:table-row table:style-name="ro1">
          <table:table-cell office:value-type="float" office:value="223.26119">
            <text:p>223.26119</text:p>
          </table:table-cell>
          <table:table-cell/>
        </table:table-row>
        <table:table-row table:style-name="ro1">
          <table:table-cell office:value-type="float" office:value="292.160077">
            <text:p>292.160077</text:p>
          </table:table-cell>
          <table:table-cell/>
        </table:table-row>
        <table:table-row table:style-name="ro1">
          <table:table-cell office:value-type="float" office:value="384.824684">
            <text:p>384.824684</text:p>
          </table:table-cell>
          <table:table-cell/>
        </table:table-row>
        <table:table-row table:style-name="ro1">
          <table:table-cell office:value-type="float" office:value="413.597296">
            <text:p>413.597296</text:p>
          </table:table-cell>
          <table:table-cell/>
        </table:table-row>
        <table:table-row table:style-name="ro1">
          <table:table-cell office:value-type="float" office:value="501.886053">
            <text:p>501.886053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3/16/2012</text:date>, <text:time>13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 Simonson</meta:initial-creator>
    <meta:creation-date>2012-03-15T00:56:10</meta:creation-date>
    <dc:date>2012-03-16T13:29:41</dc:date>
    <dc:creator>Dan Simonson</dc:creator>
    <meta:editing-duration>PT19H26M14S</meta:editing-duration>
    <meta:editing-cycles>2</meta:editing-cycles>
    <meta:generator>OpenOffice.org/3.3$Unix OpenOffice.org_project/330m20$Build-9567</meta:generator>
    <meta:document-statistic meta:table-count="3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51cm" svg:y="3.787cm" chart:style-name="ch2"/>
        <chart:plot-area chart:style-name="ch3" table:cell-range-address="Sheet1.A1:Sheet1.A9" svg:x="0.77cm" svg:y="0.855cm" svg:width="9.541cm" svg:height="7.545cm">
          <chartooo:coordinate-region svg:x="1.619cm" svg:y="1.052cm" svg:width="8.494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9" chart:class="chart:scatter">
            <chart:regression-curve chart:style-name="ch7">
              <chart:equation chart:display-r-square="true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58531">
                <text:p>4.458531</text:p>
                <draw:g>
                  <svg:desc>Sheet1.A1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0736">
                <text:p>10.70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088108">
                <text:p>18.088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55123">
                <text:p>27.855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806315">
                <text:p>39.806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283936">
                <text:p>56.283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208492">
                <text:p>78.208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.53114">
                <text:p>105.53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.09498">
                <text:p>145.09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51cm" svg:y="3.787cm" chart:style-name="ch2"/>
        <chart:plot-area chart:style-name="ch3" table:cell-range-address="Sheet2.A1:Sheet2.A22" svg:x="0.77cm" svg:y="0.855cm" svg:width="9.541cm" svg:height="7.545cm">
          <chartooo:coordinate-region svg:x="1.619cm" svg:y="1.053cm" svg:width="8.494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2" chart:class="chart:scatter">
            <chart:regression-curve chart:style-name="ch7">
              <chart:equation chart:display-r-square="true"/>
            </chart:regression-curve>
            <chart:data-point chart:repeated="11"/>
            <chart:data-point chart:style-name="ch8" chart:repeated="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A1:Sheet2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58699">
                <text:p>5.258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97826">
                <text:p>12.697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807175">
                <text:p>20.807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260637">
                <text:p>32.260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17175">
                <text:p>46.17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928407">
                <text:p>62.928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.434113">
                <text:p>83.434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447151">
                <text:p>110.447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.693447">
                <text:p>142.693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.060866">
                <text:p>180.060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3.26119">
                <text:p>223.26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2.160077">
                <text:p>292.160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.824684">
                <text:p>384.824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3.597296">
                <text:p>413.597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1.886053">
                <text:p>501.886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